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100000247D1AD7477E9687738.png" manifest:media-type="image/png"/>
  <manifest:file-entry manifest:full-path="Pictures/10000201000003E8000001F93A9AE59F92E2F8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f8be9" officeooo:paragraph-rsid="000f8be9" style:font-size-asian="36pt" style:font-size-complex="36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61.914cm" svg:y="-1.935cm" svg:width="20.186cm" svg:height="7.205cm" draw:z-index="1"><draw:image xlink:href="Pictures/100002010000066100000247D1AD7477E9687738.png" xlink:type="simple" xlink:show="embed" xlink:actuate="onLoad" loext:mime-type="image/png"/></draw:frame><draw:frame draw:style-name="fr2" draw:name="Image2" text:anchor-type="paragraph" svg:x="-2.736cm" svg:y="-2cm" svg:width="21.939cm" svg:height="8.982cm" draw:z-index="0"><draw:image xlink:href="Pictures/10000201000003E8000001F93A9AE59F92E2F8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3-24T12:48:34.811000000</dc:date>
    <meta:editing-duration>PT19M13S</meta:editing-duration>
    <meta:editing-cycles>2</meta:editing-cycles>
    <meta:generator>LibreOffice/5.4.5.1$Windows_X86_64 LibreOffice_project/79c9829dd5d8054ec39a82dc51cd9eff340dbee8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